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2.9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percentage-style style:name="N10011" number:language="fr" number:country="FR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fo:border-left="0.99pt solid #000000" fo:border-right="0.06pt solid #000000" style:rotation-align="none" fo:border-top="0.99pt solid #000000"/>
    </style:style>
    <style:style style:name="ce4" style:family="table-cell" style:parent-style-name="Default">
      <style:table-cell-properties fo:border-bottom="0.99pt solid #000000" fo:background-color="#00b0f0" style:diagonal-bl-tr="none" style:diagonal-tl-br="none" fo:border-left="0.99pt solid #000000" fo:border-right="0.06pt solid #000000" style:rotation-align="none" fo:border-top="0.06pt solid #000000"/>
    </style:style>
    <style:style style:name="ce5" style:family="table-cell" style:parent-style-name="Default">
      <style:table-cell-properties fo:border-bottom="0.99pt solid #000000" fo:background-color="#00b050" style:diagonal-bl-tr="none" style:diagonal-tl-br="none" fo:border-left="0.99pt solid #000000" fo:border-right="0.06pt solid #000000" style:rotation-align="none" fo:border-top="0.06pt solid #000000"/>
    </style:style>
    <style:style style:name="ce6" style:family="table-cell" style:parent-style-name="Default">
      <style:table-cell-properties fo:border-bottom="0.99pt solid #000000" fo:background-color="#ffff00" style:diagonal-bl-tr="none" style:diagonal-tl-br="none" fo:border-left="0.99pt solid #000000" fo:border-right="0.06pt solid #000000" style:rotation-align="none" fo:border-top="0.06pt solid #000000"/>
    </style:style>
    <style:style style:name="ce7" style:family="table-cell" style:parent-style-name="Default">
      <style:table-cell-properties fo:border-bottom="0.99pt solid #000000" fo:background-color="#4f81bd" style:diagonal-bl-tr="none" style:diagonal-tl-br="none" fo:border-left="0.99pt solid #000000" fo:border-right="0.06pt solid #000000" style:rotation-align="none" fo:border-top="0.06pt solid #000000"/>
    </style:style>
    <style:style style:name="ce8" style:family="table-cell" style:parent-style-name="Default">
      <style:table-cell-properties fo:border-bottom="0.99pt solid #000000" fo:background-color="#ff0066" style:diagonal-bl-tr="none" style:diagonal-tl-br="none" fo:border-left="0.99pt solid #000000" fo:border-right="0.06pt solid #000000" style:rotation-align="none" fo:border-top="0.06pt solid #000000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11" style:family="table-cell" style:parent-style-name="Default">
      <style:table-cell-properties fo:background-color="#e46c0a" style:diagonal-bl-tr="none" style:diagonal-tl-br="none" fo:border="0.06pt solid #000000"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99pt solid #000000" fo:background-color="#4f81b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99pt solid #000000" fo:background-color="#ff00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06pt solid #000000" fo:background-color="#e46c0a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11">
      <style:table-cell-properties fo:border-bottom="0.99pt solid #000000" fo:background-color="#00b0f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0011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11">
      <style:table-cell-properties fo:border-bottom="0.99pt solid #000000" fo:background-color="#ffff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0010">
      <style:table-cell-properties fo:border-bottom="0.99pt solid #000000" fo:background-color="#4f81bd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10">
      <style:table-cell-properties fo:border-bottom="0.99pt solid #000000" fo:background-color="#ff0066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Excel_20_Built-in_20_Percent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11">
      <style:table-cell-properties fo:border-bottom="0.99pt solid #000000" fo:background-color="#4bacc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99pt solid #000000" fo:background-color="#00b0f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99pt solid #000000" fo:background-color="#4f81bd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0.99pt solid #000000" fo:background-color="#ff0066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Excel_20_Built-in_20_Percent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99pt solid #000000" fo:background-color="#4bacc6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99pt solid #000000" fo:background-color="#00b0f0" style:diagonal-bl-tr="none" style:diagonal-tl-br="none" fo:border-left="none" fo:border-right="0.06pt solid #000000" style:rotation-align="none" fo:border-top="0.06pt solid #000000"/>
    </style:style>
    <style:style style:name="ce46" style:family="table-cell" style:parent-style-name="Default">
      <style:table-cell-properties fo:border-bottom="0.99pt solid #000000" fo:background-color="#00b050" style:diagonal-bl-tr="none" style:diagonal-tl-br="none" fo:border-left="none" fo:border-right="0.06pt solid #000000" style:rotation-align="none" fo:border-top="0.06pt solid #000000"/>
    </style:style>
    <style:style style:name="ce47" style:family="table-cell" style:parent-style-name="Default">
      <style:table-cell-properties fo:border-bottom="0.99pt solid #000000" fo:background-color="#ffff00" style:diagonal-bl-tr="none" style:diagonal-tl-br="none" fo:border-left="none" fo:border-right="0.06pt solid #000000" style:rotation-align="none" fo:border-top="0.06pt solid #000000"/>
    </style:style>
    <style:style style:name="ce48" style:family="table-cell" style:parent-style-name="Default" style:data-style-name="N100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1001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10011">
      <style:table-cell-properties fo:border-bottom="0.06pt solid #000000" fo:background-color="#00b0f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100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10011">
      <style:table-cell-properties fo:border-bottom="0.06pt solid #000000" fo:background-color="#00b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10011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10011">
      <style:table-cell-properties fo:border-bottom="0.06pt solid #000000" fo:background-color="#4f81b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0010">
      <style:table-cell-properties fo:border-bottom="0.06pt solid #000000" fo:background-color="#ff00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10011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59" style:family="table-cell" style:parent-style-name="Excel_20_Built-in_20_Percent">
      <style:table-cell-properties fo:border-bottom="0.99pt solid #000000" fo:background-color="#4bacc6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ackground-color="#ff00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7" style:family="table-cell" style:parent-style-name="Default" style:data-style-name="N10011">
      <style:table-cell-properties style:diagonal-bl-tr="none" style:diagonal-tl-br="none" fo:border="0.06pt solid #000000" style:rotation-align="none"/>
    </style:style>
    <style:style style:name="ce68" style:family="table-cell" style:parent-style-name="Excel_20_Built-in_20_Percent">
      <style:table-cell-properties fo:border-bottom="0.99pt solid #000000" fo:background-color="#4bacc6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11">
      <style:table-cell-properties fo:background-color="#00b0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0011">
      <style:table-cell-properties fo:background-color="#00b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0010">
      <style:table-cell-properties style:diagonal-bl-tr="none" style:diagonal-tl-br="none" fo:border="0.06pt solid #000000" style:rotation-align="none"/>
    </style:style>
    <style:style style:name="ce73" style:family="table-cell" style:parent-style-name="Default" style:data-style-name="N1001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diagonal-bl-tr="none" style:diagonal-tl-br="none" fo:border="0.06pt solid #000000" style:rotation-align="none"/>
    </style:style>
    <style:style style:name="ce75" style:family="table-cell" style:parent-style-name="Default" style:data-style-name="N10011">
      <style:table-cell-properties fo:background-color="#4f81b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0010">
      <style:table-cell-properties fo:background-color="#ff00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11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10">
      <style:table-cell-properties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10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ritére</text:p>
          </table:table-cell>
          <table:table-cell table:style-name="ce12" office:value-type="string" calcext:value-type="string">
            <text:p>coef</text:p>
          </table:table-cell>
          <table:table-cell table:style-name="ce12" office:value-type="string" calcext:value-type="string" table:number-columns-spanned="2" table:number-rows-spanned="1">
            <text:p>Version 1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ersion 2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ersion 3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ersion 4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Version 5</text:p>
          </table:table-cell>
          <table:covered-table-cell table:style-name="ce12"/>
          <table:table-cell table:number-columns-repeated="1012"/>
        </table:table-row>
        <table:table-row table:style-name="ro2">
          <table:covered-table-cell table:style-name="ce2"/>
          <table:table-cell table:style-name="ce13"/>
          <table:table-cell table:style-name="ce24" office:value-type="string" calcext:value-type="string">
            <text:p>Interne</text:p>
          </table:table-cell>
          <table:table-cell table:style-name="ce24" office:value-type="string" calcext:value-type="string">
            <text:p>Externe</text:p>
          </table:table-cell>
          <table:table-cell table:style-name="ce49" office:value-type="string" calcext:value-type="string">
            <text:p>Interne</text:p>
          </table:table-cell>
          <table:table-cell table:style-name="ce49" office:value-type="string" calcext:value-type="string">
            <text:p>Externe</text:p>
          </table:table-cell>
          <table:table-cell table:style-name="ce49" office:value-type="string" calcext:value-type="string">
            <text:p>Interne</text:p>
          </table:table-cell>
          <table:table-cell table:style-name="ce49" office:value-type="string" calcext:value-type="string">
            <text:p>Externe</text:p>
          </table:table-cell>
          <table:table-cell table:style-name="ce49" office:value-type="string" calcext:value-type="string">
            <text:p>Interne</text:p>
          </table:table-cell>
          <table:table-cell table:style-name="ce49" office:value-type="string" calcext:value-type="string">
            <text:p>Externe</text:p>
          </table:table-cell>
          <table:table-cell table:style-name="ce49" office:value-type="string" calcext:value-type="string">
            <text:p>Interne</text:p>
          </table:table-cell>
          <table:table-cell table:style-name="ce49" office:value-type="string" calcext:value-type="string">
            <text:p>Extern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25" office:value-type="percentage" office:value="0.7666" calcext:value-type="percentage">
            <text:p>76,66%</text:p>
          </table:table-cell>
          <table:table-cell table:style-name="ce36" office:value-type="percentage" office:value="0.8333" calcext:value-type="percentage">
            <text:p>83,33%</text:p>
          </table:table-cell>
          <table:table-cell table:style-name="ce50" office:value-type="percentage" office:value="0.75" calcext:value-type="percentage">
            <text:p>75%</text:p>
          </table:table-cell>
          <table:table-cell table:style-name="ce61" office:value-type="percentage" office:value="0.7476" calcext:value-type="percentage">
            <text:p>74,76%</text:p>
          </table:table-cell>
          <table:table-cell table:style-name="ce67" office:value-type="percentage" office:value="0.6035" calcext:value-type="percentage">
            <text:p>60,35%</text:p>
          </table:table-cell>
          <table:table-cell table:style-name="ce67" office:value-type="percentage" office:value="0.366" calcext:value-type="percentage">
            <text:p>36,60%</text:p>
          </table:table-cell>
          <table:table-cell table:style-name="ce72" office:value-type="percentage" office:value="1" calcext:value-type="percentage">
            <text:p>100%</text:p>
          </table:table-cell>
          <table:table-cell table:style-name="ce67" office:value-type="percentage" office:value="0.925" calcext:value-type="percentage">
            <text:p>92,50%</text:p>
          </table:table-cell>
          <table:table-cell table:style-name="ce67" office:value-type="percentage" office:value="0.9583" calcext:value-type="percentage">
            <text:p>95,83%</text:p>
          </table:table-cell>
          <table:table-cell table:style-name="ce72" office:value-type="percentage" office:value="0.95" calcext:value-type="percentage">
            <text:p>95%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onctionalité 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percentage" office:value="0.7999" calcext:value-type="percentage" table:number-columns-spanned="2" table:number-rows-spanned="1">
            <text:p>79,99%</text:p>
          </table:table-cell>
          <table:covered-table-cell table:style-name="ce37"/>
          <table:table-cell table:style-name="ce51" office:value-type="percentage" office:value="0.7488" calcext:value-type="percentage" table:number-columns-spanned="2" table:number-rows-spanned="1">
            <text:p>74,88%</text:p>
          </table:table-cell>
          <table:covered-table-cell table:style-name="ce62"/>
          <table:table-cell table:style-name="ce70" table:formula="of:=([.G3]+[.H3])/2" office:value-type="percentage" office:value="0.48475" calcext:value-type="percentage" table:number-columns-spanned="2" table:number-rows-spanned="1">
            <text:p>48,48%</text:p>
          </table:table-cell>
          <table:covered-table-cell table:style-name="ce62"/>
          <table:table-cell table:style-name="ce70" office:value-type="percentage" office:value="0.9625" calcext:value-type="percentage" table:number-columns-spanned="2" table:number-rows-spanned="1">
            <text:p>96,25%</text:p>
          </table:table-cell>
          <table:covered-table-cell table:style-name="ce62"/>
          <table:table-cell table:style-name="ce70" office:value-type="percentage" office:value="0.9541" calcext:value-type="percentage" table:number-columns-spanned="2" table:number-rows-spanned="1">
            <text:p>95,41%</text:p>
          </table:table-cell>
          <table:covered-table-cell table:style-name="ce62"/>
          <table:table-cell/>
          <table:table-cell table:style-name="ce79"/>
          <table:table-cell table:number-columns-repeated="1010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25" office:value-type="percentage" office:value="0.372" calcext:value-type="percentage">
            <text:p>37,20%</text:p>
          </table:table-cell>
          <table:table-cell table:style-name="ce36" office:value-type="percentage" office:value="0.4285" calcext:value-type="percentage">
            <text:p>42,85%</text:p>
          </table:table-cell>
          <table:table-cell table:style-name="ce52" office:value-type="percentage" office:value="0.3816" calcext:value-type="percentage">
            <text:p>38,16%</text:p>
          </table:table-cell>
          <table:table-cell table:style-name="ce61" office:value-type="percentage" office:value="0.3571" calcext:value-type="percentage">
            <text:p>35,71%</text:p>
          </table:table-cell>
          <table:table-cell table:style-name="ce67" office:value-type="percentage" office:value="0.401" calcext:value-type="percentage">
            <text:p>40,10%</text:p>
          </table:table-cell>
          <table:table-cell table:style-name="ce67" office:value-type="percentage" office:value="0.3928" calcext:value-type="percentage">
            <text:p>39,28%</text:p>
          </table:table-cell>
          <table:table-cell table:style-name="ce67" office:value-type="percentage" office:value="0.404" calcext:value-type="percentage">
            <text:p>40,40%</text:p>
          </table:table-cell>
          <table:table-cell table:style-name="ce67" office:value-type="percentage" office:value="0.4285" calcext:value-type="percentage">
            <text:p>42,85%</text:p>
          </table:table-cell>
          <table:table-cell table:style-name="ce67" office:value-type="percentage" office:value="0.3998" calcext:value-type="percentage">
            <text:p>39,98%</text:p>
          </table:table-cell>
          <table:table-cell table:style-name="ce67" office:value-type="percentage" office:value="0.4285" calcext:value-type="percentage">
            <text:p>42,85%</text:p>
          </table:table-cell>
          <table:table-cell/>
          <table:table-cell table:style-name="ce80" table:formula="of:=[.C15]" office:value-type="percentage" office:value="0.554902777777778" calcext:value-type="percentage">
            <text:p>55,49%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Maintenabilité </text:p>
          </table:table-cell>
          <table:table-cell table:style-name="ce16" office:value-type="float" office:value="1" calcext:value-type="float">
            <text:p>1</text:p>
          </table:table-cell>
          <table:table-cell table:style-name="ce27" table:formula="of:=([.C5]+[.D5])/2" office:value-type="percentage" office:value="0.40025" calcext:value-type="percentage" table:number-columns-spanned="2" table:number-rows-spanned="1">
            <text:p>40,03%</text:p>
          </table:table-cell>
          <table:covered-table-cell table:style-name="ce38"/>
          <table:table-cell table:style-name="ce53" table:formula="of:=([.E5]+[.F5])/2" office:value-type="percentage" office:value="0.36935" calcext:value-type="percentage" table:number-columns-spanned="2" table:number-rows-spanned="1">
            <text:p>36,94%</text:p>
          </table:table-cell>
          <table:covered-table-cell table:style-name="ce63"/>
          <table:table-cell table:style-name="ce71" table:formula="of:=([.G5]+[.H5])/2" office:value-type="percentage" office:value="0.3969" calcext:value-type="percentage" table:number-columns-spanned="2" table:number-rows-spanned="1">
            <text:p>39,69%</text:p>
          </table:table-cell>
          <table:covered-table-cell table:style-name="ce63"/>
          <table:table-cell table:style-name="ce71" table:formula="of:=([.I5]+[.J5])/2" office:value-type="percentage" office:value="0.41625" calcext:value-type="percentage" table:number-columns-spanned="2" table:number-rows-spanned="1">
            <text:p>41,63%</text:p>
          </table:table-cell>
          <table:covered-table-cell table:style-name="ce63"/>
          <table:table-cell table:style-name="ce71" office:value-type="percentage" office:value="0.4141" calcext:value-type="percentage" table:number-columns-spanned="2" table:number-rows-spanned="1">
            <text:p>41,41%</text:p>
          </table:table-cell>
          <table:covered-table-cell table:style-name="ce63"/>
          <table:table-cell/>
          <table:table-cell table:style-name="ce81" table:formula="of:=[.E15]" office:value-type="percentage" office:value="0.619583333333333" calcext:value-type="percentage">
            <text:p>62%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28" office:value-type="percentage" office:value="0.75" calcext:value-type="percentage">
            <text:p>75%</text:p>
          </table:table-cell>
          <table:table-cell table:style-name="ce39" office:value-type="percentage" office:value="0.2" calcext:value-type="percentage">
            <text:p>20%</text:p>
          </table:table-cell>
          <table:table-cell table:style-name="ce54" office:value-type="string" calcext:value-type="string">
            <text:p> 62,5%</text:p>
          </table:table-cell>
          <table:table-cell table:style-name="ce23" office:value-type="string" calcext:value-type="string">
            <text:p> 40%</text:p>
          </table:table-cell>
          <table:table-cell table:style-name="ce72" office:value-type="percentage" office:value="0.5" calcext:value-type="percentage">
            <text:p>50%</text:p>
          </table:table-cell>
          <table:table-cell table:style-name="ce72" office:value-type="percentage" office:value="0.6" calcext:value-type="percentage">
            <text:p>60%</text:p>
          </table:table-cell>
          <table:table-cell table:style-name="ce67" office:value-type="percentage" office:value="0.875" calcext:value-type="percentage">
            <text:p>87,50%</text:p>
          </table:table-cell>
          <table:table-cell table:style-name="ce72" office:value-type="percentage" office:value="0.8" calcext:value-type="percentage">
            <text:p>80%</text:p>
          </table:table-cell>
          <table:table-cell table:style-name="ce72" office:value-type="percentage" office:value="0.75" calcext:value-type="percentage">
            <text:p>75%</text:p>
          </table:table-cell>
          <table:table-cell table:style-name="ce72" office:value-type="percentage" office:value="1" calcext:value-type="percentage">
            <text:p>100%</text:p>
          </table:table-cell>
          <table:table-cell/>
          <table:table-cell table:style-name="ce82" table:formula="of:=[.G15]" office:value-type="percentage" office:value="0.58425" calcext:value-type="percentage">
            <text:p>58%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Fiabilité </text:p>
          </table:table-cell>
          <table:table-cell table:style-name="ce17" office:value-type="float" office:value="0.1" calcext:value-type="float">
            <text:p>0,1</text:p>
          </table:table-cell>
          <table:table-cell table:style-name="ce29" office:value-type="percentage" office:value="0.475" calcext:value-type="percentage" table:number-columns-spanned="2" table:number-rows-spanned="1">
            <text:p>47,50%</text:p>
          </table:table-cell>
          <table:covered-table-cell table:style-name="ce40"/>
          <table:table-cell table:style-name="ce55" office:value-type="percentage" office:value="0.5125" calcext:value-type="percentage" table:number-columns-spanned="2" table:number-rows-spanned="1">
            <text:p>51,25%</text:p>
          </table:table-cell>
          <table:covered-table-cell table:style-name="ce64"/>
          <table:table-cell table:style-name="ce73" table:formula="of:=([.G7]+[.H7])/2" office:value-type="percentage" office:value="0.55" calcext:value-type="percentage" table:number-columns-spanned="2" table:number-rows-spanned="1">
            <text:p>55,00%</text:p>
          </table:table-cell>
          <table:covered-table-cell table:style-name="ce64"/>
          <table:table-cell table:style-name="ce73" office:value-type="percentage" office:value="0.8375" calcext:value-type="percentage" table:number-columns-spanned="2" table:number-rows-spanned="1">
            <text:p>83,75%</text:p>
          </table:table-cell>
          <table:covered-table-cell table:style-name="ce64"/>
          <table:table-cell table:style-name="ce73" office:value-type="percentage" office:value="0.875" calcext:value-type="percentage" table:number-columns-spanned="2" table:number-rows-spanned="1">
            <text:p>87,50%</text:p>
          </table:table-cell>
          <table:covered-table-cell table:style-name="ce64"/>
          <table:table-cell/>
          <table:table-cell table:style-name="ce81" table:formula="of:=[.I15]" office:value-type="percentage" office:value="0.771986111111111" calcext:value-type="percentage">
            <text:p>77%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30"/>
          <table:table-cell table:style-name="ce39" office:value-type="percentage" office:value="0.5" calcext:value-type="percentage">
            <text:p>50%</text:p>
          </table:table-cell>
          <table:table-cell table:style-name="ce54"/>
          <table:table-cell table:style-name="ce61" office:value-type="percentage" office:value="0.7222" calcext:value-type="percentage">
            <text:p>72,22%</text:p>
          </table:table-cell>
          <table:table-cell table:style-name="ce74"/>
          <table:table-cell table:style-name="ce67" office:value-type="percentage" office:value="0.8333" calcext:value-type="percentage">
            <text:p>83,33%</text:p>
          </table:table-cell>
          <table:table-cell table:style-name="ce74"/>
          <table:table-cell table:style-name="ce67" office:value-type="percentage" office:value="0.8333" calcext:value-type="percentage">
            <text:p>83,33%</text:p>
          </table:table-cell>
          <table:table-cell table:style-name="ce74"/>
          <table:table-cell table:style-name="ce67" office:value-type="percentage" office:value="0.9444" calcext:value-type="percentage">
            <text:p>94,44%</text:p>
          </table:table-cell>
          <table:table-cell/>
          <table:table-cell table:style-name="ce81" table:formula="of:=[.K15]" office:value-type="percentage" office:value="0.799416666666666" calcext:value-type="percentage">
            <text:p>80%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Efficacité</text:p>
          </table:table-cell>
          <table:table-cell table:style-name="ce18" office:value-type="float" office:value="0.5" calcext:value-type="float">
            <text:p>0,5</text:p>
          </table:table-cell>
          <table:table-cell table:style-name="ce31" office:value-type="percentage" office:value="0.5" calcext:value-type="percentage" table:number-columns-spanned="2" table:number-rows-spanned="1">
            <text:p>50%</text:p>
          </table:table-cell>
          <table:covered-table-cell table:style-name="ce41"/>
          <table:table-cell table:style-name="ce56" office:value-type="percentage" office:value="0.7222" calcext:value-type="percentage" table:number-columns-spanned="2" table:number-rows-spanned="1">
            <text:p>72,22%</text:p>
          </table:table-cell>
          <table:covered-table-cell table:style-name="ce65"/>
          <table:table-cell table:style-name="ce75" office:value-type="percentage" office:value="0.8333" calcext:value-type="percentage" table:number-columns-spanned="2" table:number-rows-spanned="1">
            <text:p>83,33%</text:p>
          </table:table-cell>
          <table:covered-table-cell table:style-name="ce65"/>
          <table:table-cell table:style-name="ce75" office:value-type="percentage" office:value="0.8333" calcext:value-type="percentage" table:number-columns-spanned="2" table:number-rows-spanned="1">
            <text:p>83,33%</text:p>
          </table:table-cell>
          <table:covered-table-cell table:style-name="ce65"/>
          <table:table-cell table:style-name="ce75" office:value-type="percentage" office:value="0.9444" calcext:value-type="percentage" table:number-columns-spanned="2" table:number-rows-spanned="1">
            <text:p>94,44%</text:p>
          </table:table-cell>
          <table:covered-table-cell table:style-name="ce65"/>
          <table:table-cell/>
          <table:table-cell table:style-name="ce83"/>
          <table:table-cell table:number-columns-repeated="1010"/>
        </table:table-row>
        <table:table-row table:style-name="ro3">
          <table:table-cell table:style-name="ce3" office:value-type="string" calcext:value-type="string">
            <text:p>Note I/E</text:p>
          </table:table-cell>
          <table:table-cell table:style-name="ce14"/>
          <table:table-cell table:style-name="ce30"/>
          <table:table-cell table:style-name="ce39" office:value-type="percentage" office:value="0.5" calcext:value-type="percentage">
            <text:p>50%</text:p>
          </table:table-cell>
          <table:table-cell table:style-name="ce54"/>
          <table:table-cell table:style-name="ce48" office:value-type="percentage" office:value="0.7" calcext:value-type="percentage">
            <text:p>70%</text:p>
          </table:table-cell>
          <table:table-cell table:style-name="ce74"/>
          <table:table-cell table:style-name="ce67" office:value-type="percentage" office:value="0.75" calcext:value-type="percentage">
            <text:p>75,00%</text:p>
          </table:table-cell>
          <table:table-cell table:style-name="ce74"/>
          <table:table-cell table:style-name="ce67" office:value-type="percentage" office:value="0.9" calcext:value-type="percentage">
            <text:p>90,00%</text:p>
          </table:table-cell>
          <table:table-cell table:style-name="ce74"/>
          <table:table-cell table:style-name="ce72" office:value-type="percentage" office:value="0.95" calcext:value-type="percentage">
            <text:p>95%</text:p>
          </table:table-cell>
          <table:table-cell/>
          <table:table-cell table:style-name="ce83"/>
          <table:table-cell table:number-columns-repeated="1010"/>
        </table:table-row>
        <table:table-row table:style-name="ro2">
          <table:table-cell table:style-name="ce8" office:value-type="string" calcext:value-type="string">
            <text:p>Ergonomie </text:p>
          </table:table-cell>
          <table:table-cell table:style-name="ce19" office:value-type="float" office:value="1" calcext:value-type="float">
            <text:p>1</text:p>
          </table:table-cell>
          <table:table-cell table:style-name="ce32" office:value-type="percentage" office:value="0.5" calcext:value-type="percentage" table:number-columns-spanned="2" table:number-rows-spanned="1">
            <text:p>50%</text:p>
          </table:table-cell>
          <table:covered-table-cell table:style-name="ce42"/>
          <table:table-cell table:style-name="ce57" office:value-type="percentage" office:value="0.7" calcext:value-type="percentage" table:number-columns-spanned="2" table:number-rows-spanned="1">
            <text:p>70%</text:p>
          </table:table-cell>
          <table:covered-table-cell table:style-name="ce66"/>
          <table:table-cell table:style-name="ce76" office:value-type="percentage" office:value="0.75" calcext:value-type="percentage" table:number-columns-spanned="2" table:number-rows-spanned="1">
            <text:p>75%</text:p>
          </table:table-cell>
          <table:covered-table-cell table:style-name="ce66"/>
          <table:table-cell table:style-name="ce76" office:value-type="percentage" office:value="0.9" calcext:value-type="percentage" table:number-columns-spanned="2" table:number-rows-spanned="1">
            <text:p>90%</text:p>
          </table:table-cell>
          <table:covered-table-cell table:style-name="ce66"/>
          <table:table-cell table:style-name="ce76" office:value-type="percentage" office:value="0.95" calcext:value-type="percentage" table:number-columns-spanned="2" table:number-rows-spanned="1">
            <text:p>95%</text:p>
          </table:table-cell>
          <table:covered-table-cell table:style-name="ce66"/>
          <table:table-cell/>
          <table:table-cell table:style-name="ce83"/>
          <table:table-cell table:number-columns-repeated="1010"/>
        </table:table-row>
        <table:table-row table:style-name="ro2">
          <table:table-cell table:style-name="ce9"/>
          <table:table-cell table:style-name="ce20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10" office:value-type="string" calcext:value-type="string">
            <text:p>coef qualité E/I</text:p>
          </table:table-cell>
          <table:table-cell table:style-name="ce21"/>
          <table:table-cell table:style-name="ce33" table:formula="of:=([.C3]+[.C5]+[.C7])/3" office:value-type="percentage" office:value="0.629533333333333" calcext:value-type="percentage">
            <text:p>63%</text:p>
          </table:table-cell>
          <table:table-cell table:style-name="ce43" table:formula="of:=([.D3]+[.D5]+[.D7]+[.D9]+[.D11])/5" office:value-type="percentage" office:value="0.49236" calcext:value-type="percentage">
            <text:p>49%</text:p>
          </table:table-cell>
          <table:table-cell table:style-name="ce58" office:value-type="percentage" office:value="0.5855" calcext:value-type="percentage">
            <text:p>58,55%</text:p>
          </table:table-cell>
          <table:table-cell table:style-name="ce67" office:value-type="percentage" office:value="0.5838" calcext:value-type="percentage">
            <text:p>58,38%</text:p>
          </table:table-cell>
          <table:table-cell table:style-name="ce67" table:formula="of:=([.G3]+[.G5]+[.G7])/3" office:value-type="percentage" office:value="0.5015" calcext:value-type="percentage">
            <text:p>50,15%</text:p>
          </table:table-cell>
          <table:table-cell table:style-name="ce78" table:formula="of:=([.H3]+[.H5]+[.H7]+[.H9]+[.H11])/5" office:value-type="percentage" office:value="0.58842" calcext:value-type="percentage">
            <text:p>59%</text:p>
          </table:table-cell>
          <table:table-cell table:style-name="ce67" table:formula="of:=([.I3]+[.I5]+[.I7])/3" office:value-type="percentage" office:value="0.759666666666667" calcext:value-type="percentage">
            <text:p>75,97%</text:p>
          </table:table-cell>
          <table:table-cell table:style-name="ce67" table:formula="of:=([.J3]+[.J5]+[.J7]+[.J9]+[.J11])/5" office:value-type="percentage" office:value="0.77736" calcext:value-type="percentage">
            <text:p>77,74%</text:p>
          </table:table-cell>
          <table:table-cell table:style-name="ce78" table:formula="of:=([.K3]+[.K5]+[.K7])/3" office:value-type="percentage" office:value="0.7027" calcext:value-type="percentage">
            <text:p>70%</text:p>
          </table:table-cell>
          <table:table-cell table:style-name="ce78" table:formula="of:=([.L3]+[.L5]+[.L7]+[.L9]+[.L11])/5" office:value-type="percentage" office:value="0.85458" calcext:value-type="percentage">
            <text:p>85%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coef qualité</text:p>
          </table:table-cell>
          <table:table-cell table:style-name="ce22"/>
          <table:table-cell table:style-name="ce34" table:formula="of:=([.C4]*[.B4]+[.C6]*[.B6]+[.C8]*[.B8]+[.C10]*[.B10]+[.C12]*[.B12])/3.6" office:value-type="percentage" office:value="0.554902777777778" calcext:value-type="percentage" table:number-columns-spanned="2" table:number-rows-spanned="1">
            <text:p>55,49%</text:p>
          </table:table-cell>
          <table:covered-table-cell table:style-name="ce44"/>
          <table:table-cell table:style-name="ce59" table:formula="of:=(([.E8]*0.1)+([.E10]*0.5)+[.E4]+[.E6]+[.E12])/3.6" office:value-type="percentage" office:value="0.619583333333333" calcext:value-type="percentage" table:number-columns-spanned="2" table:number-rows-spanned="1">
            <text:p>62%</text:p>
          </table:table-cell>
          <table:covered-table-cell table:style-name="ce68"/>
          <table:table-cell table:style-name="ce59" table:formula="of:=(([.G8]*0.1)+([.G10]*0.5)+[.G4]+[.G6]+[.G12])/3.6" office:value-type="percentage" office:value="0.58425" calcext:value-type="percentage" table:number-columns-spanned="2" table:number-rows-spanned="1">
            <text:p>58%</text:p>
          </table:table-cell>
          <table:covered-table-cell table:style-name="ce68"/>
          <table:table-cell table:style-name="ce59" table:formula="of:=(([.I8]*0.1)+([.I10]*0.5)+[.I4]+[.I6]+[.I12])/3.6" office:value-type="percentage" office:value="0.771986111111111" calcext:value-type="percentage" table:number-columns-spanned="2" table:number-rows-spanned="1">
            <text:p>77%</text:p>
          </table:table-cell>
          <table:covered-table-cell table:style-name="ce68"/>
          <table:table-cell table:style-name="ce59" table:formula="of:=(([.K8]*0.1)+([.K10]*0.5)+[.K4]+[.K6]+[.K12])/3.6" office:value-type="percentage" office:value="0.799416666666666" calcext:value-type="percentage" table:number-columns-spanned="2" table:number-rows-spanned="1">
            <text:p>80%</text:p>
          </table:table-cell>
          <table:covered-table-cell table:style-name="ce68"/>
          <table:table-cell table:number-columns-repeated="1012"/>
        </table:table-row>
        <table:table-row table:style-name="ro1">
          <table:table-cell table:style-name="ce9"/>
          <table:table-cell table:style-name="ce20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9"/>
          <table:table-cell table:style-name="ce20"/>
          <table:table-cell table:style-name="ce9" table:number-columns-repeated="2"/>
          <table:table-cell table:style-name="ce35" office:value-type="string" calcext:value-type="string" table:number-columns-spanned="2" table:number-rows-spanned="1">
            <text:p>v1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v2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v3</text:p>
          </table:table-cell>
          <table:covered-table-cell table:style-name="ce54"/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45" office:value-type="string" calcext:value-type="string">
            <text:p>Functionality</text:p>
          </table:table-cell>
          <table:table-cell table:style-name="ce60" office:value-type="percentage" office:value="0.7999" calcext:value-type="percentage" table:number-columns-spanned="2" table:number-rows-spanned="1">
            <text:p>80%</text:p>
          </table:table-cell>
          <table:covered-table-cell table:style-name="ce60"/>
          <table:table-cell table:style-name="ce61" office:value-type="percentage" office:value="0.7488" calcext:value-type="percentage" table:number-columns-spanned="2" table:number-rows-spanned="1">
            <text:p>74,88%</text:p>
          </table:table-cell>
          <table:covered-table-cell table:style-name="ce54"/>
          <table:table-cell table:style-name="ce61" table:formula="of:=[.G4]" office:value-type="percentage" office:value="0.48475" calcext:value-type="percentage" table:number-columns-spanned="2" table:number-rows-spanned="1">
            <text:p>48,48%</text:p>
          </table:table-cell>
          <table:covered-table-cell table:style-name="ce52"/>
          <table:table-cell table:style-name="ce67" office:value-type="percentage" office:value="0.9625" calcext:value-type="percentage">
            <text:p>96,25%</text:p>
          </table:table-cell>
          <table:table-cell table:style-name="ce61" office:value-type="percentage" office:value="0.9541" calcext:value-type="percentage">
            <text:p>95,41%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46" office:value-type="string" calcext:value-type="string">
            <text:p>Maintainability </text:p>
          </table:table-cell>
          <table:table-cell table:style-name="ce60" office:value-type="percentage" office:value="0.4003" calcext:value-type="percentage" table:number-columns-spanned="2" table:number-rows-spanned="1">
            <text:p>40%</text:p>
          </table:table-cell>
          <table:covered-table-cell table:style-name="ce69"/>
          <table:table-cell table:style-name="ce61" office:value-type="percentage" office:value="0.3694" calcext:value-type="percentage" table:number-columns-spanned="2" table:number-rows-spanned="1">
            <text:p>36,94%</text:p>
          </table:table-cell>
          <table:covered-table-cell table:style-name="ce54"/>
          <table:table-cell table:style-name="ce61" table:formula="of:=[.G6]" office:value-type="percentage" office:value="0.3969" calcext:value-type="percentage" table:number-columns-spanned="2" table:number-rows-spanned="1">
            <text:p>39,69%</text:p>
          </table:table-cell>
          <table:covered-table-cell table:style-name="ce52"/>
          <table:table-cell table:style-name="ce67" office:value-type="percentage" office:value="0.4163" calcext:value-type="percentage">
            <text:p>41,63%</text:p>
          </table:table-cell>
          <table:table-cell table:style-name="ce61" office:value-type="percentage" office:value="0.4141" calcext:value-type="percentage">
            <text:p>41,41%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ce47" office:value-type="string" calcext:value-type="string">
            <text:p>Reliability</text:p>
          </table:table-cell>
          <table:table-cell table:style-name="ce60" office:value-type="percentage" office:value="0.475" calcext:value-type="percentage" table:number-columns-spanned="2" table:number-rows-spanned="1">
            <text:p>48%</text:p>
          </table:table-cell>
          <table:covered-table-cell table:style-name="ce60"/>
          <table:table-cell table:style-name="ce61" office:value-type="percentage" office:value="0.5125" calcext:value-type="percentage" table:number-columns-spanned="2" table:number-rows-spanned="1">
            <text:p>51,25%</text:p>
          </table:table-cell>
          <table:covered-table-cell table:style-name="ce54"/>
          <table:table-cell table:style-name="ce61" table:formula="of:=[.G8]" office:value-type="percentage" office:value="0.55" calcext:value-type="percentage" table:number-columns-spanned="2" table:number-rows-spanned="1">
            <text:p>55,00%</text:p>
          </table:table-cell>
          <table:covered-table-cell table:style-name="ce52"/>
          <table:table-cell table:style-name="ce67" office:value-type="percentage" office:value="0.8375" calcext:value-type="percentage">
            <text:p>83,75%</text:p>
          </table:table-cell>
          <table:table-cell table:style-name="ce61" office:value-type="percentage" office:value="0.875" calcext:value-type="percentage">
            <text:p>87,50%</text:p>
          </table:table-cell>
          <table:table-cell table:number-columns-repeated="1012"/>
        </table:table-row>
        <table:table-row table:style-name="ro2">
          <table:table-cell table:style-name="ce9"/>
          <table:table-cell table:style-name="ce20"/>
          <table:table-cell table:style-name="ce9"/>
          <table:table-cell table:style-name="ce7" office:value-type="string" calcext:value-type="string">
            <text:p>Efficiency</text:p>
          </table:table-cell>
          <table:table-cell table:style-name="ce60" office:value-type="percentage" office:value="0.5" calcext:value-type="percentage" table:number-columns-spanned="2" table:number-rows-spanned="1">
            <text:p>50%</text:p>
          </table:table-cell>
          <table:covered-table-cell table:style-name="ce60"/>
          <table:table-cell table:style-name="ce61" office:value-type="percentage" office:value="0.7222" calcext:value-type="percentage" table:number-columns-spanned="2" table:number-rows-spanned="1">
            <text:p>72,22%</text:p>
          </table:table-cell>
          <table:covered-table-cell table:style-name="ce54"/>
          <table:table-cell table:style-name="ce61" table:formula="of:=[.G10]" office:value-type="percentage" office:value="0.8333" calcext:value-type="percentage" table:number-columns-spanned="2" table:number-rows-spanned="1">
            <text:p>83,33%</text:p>
          </table:table-cell>
          <table:covered-table-cell table:style-name="ce52"/>
          <table:table-cell table:style-name="ce67" office:value-type="percentage" office:value="0.8333" calcext:value-type="percentage">
            <text:p>83,33%</text:p>
          </table:table-cell>
          <table:table-cell table:style-name="ce61" office:value-type="percentage" office:value="0.9444" calcext:value-type="percentage">
            <text:p>94,44%</text:p>
          </table:table-cell>
          <table:table-cell table:number-columns-repeated="1012"/>
        </table:table-row>
        <table:table-row table:style-name="ro2">
          <table:table-cell table:style-name="ce9"/>
          <table:table-cell table:style-name="ce20"/>
          <table:table-cell table:style-name="ce9"/>
          <table:table-cell table:style-name="ce8" office:value-type="string" calcext:value-type="string">
            <text:p>Usability</text:p>
          </table:table-cell>
          <table:table-cell table:style-name="ce60" office:value-type="percentage" office:value="0.5" calcext:value-type="percentage" table:number-columns-spanned="2" table:number-rows-spanned="1">
            <text:p>50%</text:p>
          </table:table-cell>
          <table:covered-table-cell table:style-name="ce60"/>
          <table:table-cell table:style-name="ce48" office:value-type="percentage" office:value="0.7" calcext:value-type="percentage" table:number-columns-spanned="2" table:number-rows-spanned="1">
            <text:p>70%</text:p>
          </table:table-cell>
          <table:covered-table-cell table:style-name="ce54"/>
          <table:table-cell table:style-name="ce48" table:formula="of:=[.G12]" office:value-type="percentage" office:value="0.75" calcext:value-type="percentage" table:number-columns-spanned="2" table:number-rows-spanned="1">
            <text:p>75%</text:p>
          </table:table-cell>
          <table:covered-table-cell table:style-name="ce50"/>
          <table:table-cell table:style-name="ce72" office:value-type="percentage" office:value="0.9" calcext:value-type="percentage">
            <text:p>90%</text:p>
          </table:table-cell>
          <table:table-cell table:style-name="ce48" office:value-type="percentage" office:value="0.95" calcext:value-type="percentage">
            <text:p>95%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20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9"/>
          <table:table-cell table:style-name="ce20"/>
          <table:table-cell table:style-name="ce35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77" office:value-type="string" calcext:value-type="string">
            <text:p>v4</text:p>
          </table:table-cell>
          <table:table-cell table:style-name="ce77" office:value-type="string" calcext:value-type="string">
            <text:p>v5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20"/>
          <table:table-cell table:style-name="ce35" office:value-type="string" calcext:value-type="string">
            <text:p>Qualité Interne</text:p>
          </table:table-cell>
          <table:table-cell table:style-name="ce48" office:value-type="percentage" office:value="0.63" calcext:value-type="percentage">
            <text:p>63%</text:p>
          </table:table-cell>
          <table:table-cell table:style-name="ce61" office:value-type="percentage" office:value="0.5855" calcext:value-type="percentage">
            <text:p>58,55%</text:p>
          </table:table-cell>
          <table:table-cell table:style-name="ce61" table:formula="of:=[.G14]" office:value-type="percentage" office:value="0.5015" calcext:value-type="percentage">
            <text:p>50,15%</text:p>
          </table:table-cell>
          <table:table-cell table:style-name="ce67" office:value-type="percentage" office:value="0.7597" calcext:value-type="percentage">
            <text:p>75,97%</text:p>
          </table:table-cell>
          <table:table-cell table:style-name="ce72" office:value-type="percentage" office:value="0.7" calcext:value-type="percentage">
            <text:p>70%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20"/>
          <table:table-cell table:style-name="ce35" office:value-type="string" calcext:value-type="string">
            <text:p>Qualité Externe</text:p>
          </table:table-cell>
          <table:table-cell table:style-name="ce48" office:value-type="percentage" office:value="0.49" calcext:value-type="percentage">
            <text:p>49%</text:p>
          </table:table-cell>
          <table:table-cell table:style-name="ce61" office:value-type="percentage" office:value="0.5838" calcext:value-type="percentage">
            <text:p>58,38%</text:p>
          </table:table-cell>
          <table:table-cell table:style-name="ce48" office:value-type="percentage" office:value="0.59" calcext:value-type="percentage">
            <text:p>59%</text:p>
          </table:table-cell>
          <table:table-cell table:style-name="ce67" office:value-type="percentage" office:value="0.7774" calcext:value-type="percentage">
            <text:p>77,74%</text:p>
          </table:table-cell>
          <table:table-cell table:style-name="ce72" office:value-type="percentage" office:value="0.85" calcext:value-type="percentage">
            <text:p>85%</text:p>
          </table:table-cell>
          <table:table-cell table:number-columns-repeated="1016"/>
        </table:table-row>
        <table:table-row table:style-name="ro1" table:number-rows-repeated="2">
          <table:table-cell table:style-name="ce9"/>
          <table:table-cell table:style-name="ce20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9">
            <draw:frame table:end-cell-address="Feuil1.H43" table:end-x="0.672cm" table:end-y="0.171cm" draw:z-index="0" draw:name="Graphique 4" draw:style-name="gr1" draw:text-style-name="P1" svg:width="16.316cm" svg:height="7.581cm" svg:x="0.832cm" svg:y="0cm">
              <draw:object draw:notify-on-update-of-ranges="Feuil1.D18:Feuil1.D22 Feuil1.E18:Feuil1.E22 Feuil1.G18:Feuil1.G22 Feuil1.I18:Feuil1.I22 Feuil1.K18:Feuil1.K22 Feuil1.L18:Feuil1.L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0"/>
          <table:table-cell table:style-name="ce9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Feuil1.N46" table:end-x="0.867cm" table:end-y="0.359cm" draw:z-index="1" draw:name="Graphique 5" draw:style-name="gr1" draw:text-style-name="P1" svg:width="13.054cm" svg:height="7.631cm" svg:x="1.24cm" svg:y="0.137cm">
              <draw:object draw:notify-on-update-of-ranges="Feuil1.C25:Feuil1.C26 Feuil1.D25:Feuil1.D26 Feuil1.E25:Feuil1.E26 Feuil1.F25:Feuil1.F26 Feuil1.G25:Feuil1.G26 Feuil1.H25:Feuil1.H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Feuil1.H60" table:end-x="0.511cm" table:end-y="0.04cm" draw:z-index="4" draw:name="Graphique 8" draw:style-name="gr1" draw:text-style-name="P1" svg:width="16.316cm" svg:height="7.578cm" svg:x="0.671cm" svg:y="0.4cm">
              <draw:object draw:notify-on-update-of-ranges="Feuil1.D18:Feuil1.D22 Feuil1.E18:Feuil1.E22 Feuil1.G18:Feuil1.G22 Feuil1.I18:Feuil1.I22 Feuil1.K18:Feuil1.K22 Feuil1.L18:Feuil1.L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Feuil1.N63" table:end-x="0.894cm" table:end-y="0.199cm" draw:z-index="3" draw:name="Graphique 2" draw:style-name="gr1" draw:text-style-name="P1" svg:width="12.789cm" svg:height="7.621cm" svg:x="1.532cm" svg:y="0.517cm">
              <draw:object draw:notify-on-update-of-ranges="Feuil1.L5:Feuil1.N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Feuil1.G75" table:end-x="0.976cm" table:end-y="0.42cm" draw:z-index="2" draw:name="Graphique 1" draw:style-name="gr1" draw:text-style-name="P1" svg:width="14.186cm" svg:height="7.698cm" svg:x="1.162cm" svg:y="0.132cm">
              <draw:object draw:notify-on-update-of-ranges="Feuil1.C15:Feuil1.C15 Feuil1.E15:Feuil1.E15 Feuil1.G15:Feuil1.G15 Feuil1.I15:Feuil1.I15 Feuil1.K15:Feuil1.K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>
            <draw:frame table:end-cell-address="Feuil2.H20" table:end-x="1.785cm" table:end-y="0.446cm" draw:z-index="0" draw:name="Graphique 4" draw:style-name="gr1" draw:text-style-name="P1" svg:width="16.002cm" svg:height="10cm" svg:x="0.5cm" svg:y="0.5cm">
              <draw:object draw:notify-on-update-of-ranges="Feuil1.D18:Feuil1.D22 Feuil1.E18:Feuil1.E22 Feuil1.G18:Feuil1.G22 Feuil1.I18:Feuil1.I22 Feuil1.K18:Feuil1.K22 Feuil1.L18:Feuil1.L2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Feuil2.O20" table:end-x="1.667cm" table:end-y="0.373cm" draw:z-index="1" draw:name="Graphique 1" draw:style-name="gr1" draw:text-style-name="P1" svg:width="14.002cm" svg:height="10cm" svg:x="0.28cm" svg:y="0.427cm">
              <draw:object draw:notify-on-update-of-ranges="Feuil1.C15:Feuil1.C15 Feuil1.E15:Feuil1.E15 Feuil1.G15:Feuil1.G15 Feuil1.I15:Feuil1.I15 Feuil1.K15:Feuil1.K1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Feuil2.L53" table:end-x="1.872cm" table:end-y="0.486cm" draw:z-index="2" draw:name="Graphique 4" draw:style-name="gr1" draw:text-style-name="P1" svg:width="21.998cm" svg:height="14.002cm" svg:x="0.9cm" svg:y="0.242cm">
              <draw:object draw:notify-on-update-of-ranges="Feuil1.D18:Feuil1.D22 Feuil1.E18:Feuil1.E22 Feuil1.G18:Feuil1.G22 Feuil1.I18:Feuil1.I22 Feuil1.K18:Feuil1.K22 Feuil1.L18:Feuil1.L2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"/>
          <table:table-cell>
            <draw:frame table:end-cell-address="Feuil2.X53" table:end-x="0.144cm" table:end-y="0.48cm" draw:z-index="3" draw:name="Graphique 1" draw:style-name="gr1" draw:text-style-name="P1" svg:width="22cm" svg:height="14cm" svg:x="1.272cm" svg:y="0.238cm">
              <draw:object draw:notify-on-update-of-ranges="Feuil1.C15:Feuil1.C15 Feuil1.E15:Feuil1.E15 Feuil1.G15:Feuil1.G15 Feuil1.I15:Feuil1.I15 Feuil1.K15:Feuil1.K1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000-00-00T14:13:29.588811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ed</meta:initial-creator>
    <meta:creation-date>2016-01-21T11:16:41</meta:creation-date>
    <dc:date>2016-03-17T14:24:14.545497549</dc:date>
    <meta:generator>LibreOffice/4.1.5.3$Linux_X86_64 LibreOffice_project/1c1366bba2ba2b554cd2ca4d87c06da81c05d24</meta:generator>
    <meta:editing-duration>PT21M53S</meta:editing-duration>
    <meta:editing-cycles>3</meta:editing-cycles>
    <meta:document-statistic meta:table-count="3" meta:cell-count="171" meta:object-count="9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1">
      <style:chart-properties chart:display-label="true" chart:tick-marks-major-inner="false" chart:tick-marks-major-outer="false" chart:logarithmic="false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23c3a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ab4744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d09493"/>
      <style:text-properties fo:color="#000000" style:text-position="0% 58%" fo:font-family="Calibri" fo:font-size="10pt" style:font-size-asian="10pt" style:font-size-complex="10pt"/>
    </style:style>
    <style:style style:name="ch13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e0bdbc"/>
      <style:text-properties fo:color="#000000" style:text-position="0% 58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6.315cm" svg:height="7.58cm" xlink:href=".." xlink:type="simple" chart:class="chart:bar" chart:style-name="ch1">
        <chart:title svg:x="2.09cm" svg:y="0.287cm" chart:style-name="ch2">
          <text:p>Evaluation des critéres de la qualité Logicielle </text:p>
        </chart:title>
        <chart:legend chart:legend-position="bottom" svg:x="3.302cm" svg:y="6.823cm" style:legend-expansion="wide" chart:style-name="ch3"/>
        <chart:plot-area chart:style-name="ch4" table:cell-range-address="Feuil1.D18:Feuil1.E22 Feuil1.G18:Feuil1.G22 Feuil1.I18:Feuil1.I22 Feuil1.K18:Feuil1.L22" chart:data-source-has-labels="column" svg:x="0.776cm" svg:y="1.757cm" svg:width="14.887cm" svg:height="4.495cm">
          <chartooo:coordinate-region svg:x="2.121cm" svg:y="1.944cm" svg:width="13.542cm" svg:height="3.837cm"/>
          <chart:axis chart:dimension="x" chart:name="primary-x" chart:style-name="ch5" chartooo:axis-type="auto">
            <chartooo:date-scale/>
            <chart:categories table:cell-range-address="Feuil1.D18:Feuil1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E18:Feuil1.E22" chart:class="chart:bar">
            <chart:data-point/>
            <chart:data-point chart:style-name="ch9" chart:repeated="4"/>
          </chart:series>
          <chart:series chart:style-name="ch10" chart:values-cell-range-address="Feuil1.G18:Feuil1.G22" chart:class="chart:bar">
            <chart:data-point chart:repeated="5"/>
          </chart:series>
          <chart:series chart:style-name="ch11" chart:values-cell-range-address="Feuil1.I18:Feuil1.I22" chart:class="chart:bar">
            <chart:data-point chart:repeated="5"/>
          </chart:series>
          <chart:series chart:style-name="ch12" chart:values-cell-range-address="Feuil1.K18:Feuil1.K22" chart:class="chart:bar">
            <chart:data-point chart:repeated="5"/>
          </chart:series>
          <chart:series chart:style-name="ch13" chart:values-cell-range-address="Feuil1.L18:Feuil1.L2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Functionality</text:p>
                <draw:g>
                  <svg:desc>Feuil1.D18:Feuil1.D22</svg:desc>
                </draw:g>
              </table:table-cell>
              <table:table-cell office:value-type="float" office:value="0.7999">
                <text:p>0.7999</text:p>
                <draw:g>
                  <svg:desc>Feuil1.E18:Feuil1.E22</svg:desc>
                </draw:g>
              </table:table-cell>
              <table:table-cell office:value-type="float" office:value="0.7488">
                <text:p>0.7488</text:p>
                <draw:g>
                  <svg:desc>Feuil1.G18:Feuil1.G22</svg:desc>
                </draw:g>
              </table:table-cell>
              <table:table-cell office:value-type="float" office:value="0.48475">
                <text:p>0.48475</text:p>
                <draw:g>
                  <svg:desc>Feuil1.I18:Feuil1.I22</svg:desc>
                </draw:g>
              </table:table-cell>
              <table:table-cell office:value-type="float" office:value="0.9625">
                <text:p>0.9625</text:p>
                <draw:g>
                  <svg:desc>Feuil1.K18:Feuil1.K22</svg:desc>
                </draw:g>
              </table:table-cell>
              <table:table-cell office:value-type="float" office:value="0.9541">
                <text:p>0.9541</text:p>
                <draw:g>
                  <svg:desc>Feuil1.L18:Feuil1.L22</svg:desc>
                </draw:g>
              </table:table-cell>
            </table:table-row>
            <table:table-row>
              <table:table-cell office:value-type="string">
                <text:p>Maintainability </text:p>
              </table:table-cell>
              <table:table-cell office:value-type="float" office:value="0.4003">
                <text:p>0.4003</text:p>
              </table:table-cell>
              <table:table-cell office:value-type="float" office:value="0.3694">
                <text:p>0.3694</text:p>
              </table:table-cell>
              <table:table-cell office:value-type="float" office:value="0.3969">
                <text:p>0.3969</text:p>
              </table:table-cell>
              <table:table-cell office:value-type="float" office:value="0.4163">
                <text:p>0.4163</text:p>
              </table:table-cell>
              <table:table-cell office:value-type="float" office:value="0.4141">
                <text:p>0.4141</text:p>
              </table:table-cell>
            </table:table-row>
            <table:table-row>
              <table:table-cell office:value-type="string">
                <text:p>Reliability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  <table:table-cell office:value-type="float" office:value="0.55">
                <text:p>0.55</text:p>
              </table:table-cell>
              <table:table-cell office:value-type="float" office:value="0.8375">
                <text:p>0.83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Usability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1">
      <style:chart-properties chart:display-label="true" chart:tick-marks-major-inner="false" chart:tick-marks-major-outer="false" chart:logarithmic="false" chart:minimum="0" chart:maximum="1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614c7b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725990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a99bbd"/>
      <style:text-properties fo:color="#000000" style:text-position="0% 58%" fo:font-family="Calibri" fo:font-size="10pt" style:font-size-asian="10pt" style:font-size-complex="10pt"/>
    </style:style>
    <style:style style:name="ch13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8c1d4"/>
      <style:text-properties fo:color="#000000" style:text-position="0% 58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3.055cm" svg:height="7.634cm" xlink:href=".." xlink:type="simple" chart:class="chart:bar" chart:style-name="ch1">
        <chart:title svg:x="3.079cm" svg:y="0.288cm" chart:style-name="ch2">
          <text:p>Qualité Interne et externe</text:p>
        </chart:title>
        <chart:legend chart:legend-position="bottom" svg:x="1.58cm" svg:y="6.877cm" style:legend-expansion="wide" chart:style-name="ch3"/>
        <chart:plot-area chart:style-name="ch4" table:cell-range-address="Feuil1.C25:Feuil1.H26" chart:data-source-has-labels="column" svg:x="0.711cm" svg:y="1.761cm" svg:width="11.822cm" svg:height="4.544cm">
          <chartooo:coordinate-region svg:x="2.056cm" svg:y="1.947cm" svg:width="10.477cm" svg:height="3.887cm"/>
          <chart:axis chart:dimension="x" chart:name="primary-x" chart:style-name="ch5" chartooo:axis-type="auto">
            <chartooo:date-scale/>
            <chart:categories table:cell-range-address="Feuil1.C25:Feuil1.C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D25:Feuil1.D26" chart:class="chart:bar">
            <chart:data-point chart:style-name="ch9" chart:repeated="2"/>
          </chart:series>
          <chart:series chart:style-name="ch10" chart:values-cell-range-address="Feuil1.E25:Feuil1.E26" chart:class="chart:bar">
            <chart:data-point chart:repeated="2"/>
          </chart:series>
          <chart:series chart:style-name="ch11" chart:values-cell-range-address="Feuil1.F25:Feuil1.F26" chart:class="chart:bar">
            <chart:data-point chart:repeated="2"/>
          </chart:series>
          <chart:series chart:style-name="ch12" chart:values-cell-range-address="Feuil1.G25:Feuil1.G26" chart:class="chart:bar">
            <chart:data-point chart:repeated="2"/>
          </chart:series>
          <chart:series chart:style-name="ch13" chart:values-cell-range-address="Feuil1.H25:Feuil1.H26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Qualité Interne</text:p>
                <draw:g>
                  <svg:desc>Feuil1.C25:Feuil1.C26</svg:desc>
                </draw:g>
              </table:table-cell>
              <table:table-cell office:value-type="float" office:value="0.63">
                <text:p>0.63</text:p>
                <draw:g>
                  <svg:desc>Feuil1.D25:Feuil1.D26</svg:desc>
                </draw:g>
              </table:table-cell>
              <table:table-cell office:value-type="float" office:value="0.5855">
                <text:p>0.5855</text:p>
                <draw:g>
                  <svg:desc>Feuil1.E25:Feuil1.E26</svg:desc>
                </draw:g>
              </table:table-cell>
              <table:table-cell office:value-type="float" office:value="0.5015">
                <text:p>0.5015</text:p>
                <draw:g>
                  <svg:desc>Feuil1.F25:Feuil1.F26</svg:desc>
                </draw:g>
              </table:table-cell>
              <table:table-cell office:value-type="float" office:value="0.7597">
                <text:p>0.7597</text:p>
                <draw:g>
                  <svg:desc>Feuil1.G25:Feuil1.G26</svg:desc>
                </draw:g>
              </table:table-cell>
              <table:table-cell office:value-type="float" office:value="0.7">
                <text:p>0.7</text:p>
                <draw:g>
                  <svg:desc>Feuil1.H25:Feuil1.H26</svg:desc>
                </draw:g>
              </table:table-cell>
            </table:table-row>
            <table:table-row>
              <table:table-cell office:value-type="string">
                <text:p>Qualité Externe</text:p>
              </table:table-cell>
              <table:table-cell office:value-type="float" office:value="0.49">
                <text:p>0.49</text:p>
              </table:table-cell>
              <table:table-cell office:value-type="float" office:value="0.5838">
                <text:p>0.5838</text:p>
              </table:table-cell>
              <table:table-cell office:value-type="float" office:value="0.59">
                <text:p>0.59</text:p>
              </table:table-cell>
              <table:table-cell office:value-type="float" office:value="0.7774">
                <text:p>0.7774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gap-width="75" chart:overlap="-25" chart:reverse-direction="false" text:line-break="false" chart:axis-position="0" chart:tick-mark-position="at-axis"/>
      <style:graphic-properties draw:stroke="none" svg:stroke-width="0.026cm" svg:stroke-color="#b3b3b3"/>
      <style:text-properties fo:color="#000000" style:text-position="0% 58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58%" fo:font-family="Calibri" fo:font-size="10pt" style:font-size-asian="10pt" style:font-size-complex="10pt"/>
    </style:style>
    <style:style style:name="ch9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58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4.187cm" svg:height="7.699cm" xlink:href=".." xlink:type="simple" chart:class="chart:bar" chart:style-name="ch1">
        <chart:title svg:x="4.796cm" svg:y="0.289cm" chart:style-name="ch2">
          <text:p>Qualité logicielle</text:p>
        </chart:title>
        <chart:legend chart:legend-position="bottom" svg:x="3.983cm" svg:y="6.942cm" style:legend-expansion="wide" chart:style-name="ch3"/>
        <chart:plot-area chart:style-name="ch4" table:cell-range-address="Feuil1.C15:Feuil1.C15 Feuil1.E15:Feuil1.E15 Feuil1.G15:Feuil1.G15 Feuil1.I15:Feuil1.I15 Feuil1.K15:Feuil1.K15" svg:x="0.733cm" svg:y="1.765cm" svg:width="12.888cm" svg:height="4.604cm">
          <chartooo:coordinate-region svg:x="1.628cm" svg:y="1.951cm" svg:width="11.993cm" svg:height="4.23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C15:Feuil1.C15" chart:class="chart:bar">
            <chart:data-point/>
          </chart:series>
          <chart:series chart:style-name="ch9" chart:values-cell-range-address="Feuil1.E15:Feuil1.E15" chart:class="chart:bar">
            <chart:data-point/>
          </chart:series>
          <chart:series chart:style-name="ch10" chart:values-cell-range-address="Feuil1.G15:Feuil1.G15" chart:class="chart:bar">
            <chart:data-point/>
          </chart:series>
          <chart:series chart:style-name="ch11" chart:values-cell-range-address="Feuil1.I15:Feuil1.I15" chart:class="chart:bar">
            <chart:data-point/>
          </chart:series>
          <chart:series chart:style-name="ch12" chart:values-cell-range-address="Feuil1.K15:Feuil1.K1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54902777777778">
                <text:p>0.554902777777778</text:p>
                <draw:g>
                  <svg:desc>Feuil1.C15:Feuil1.C15</svg:desc>
                </draw:g>
              </table:table-cell>
              <table:table-cell office:value-type="float" office:value="0.619583333333333">
                <text:p>0.619583333333333</text:p>
                <draw:g>
                  <svg:desc>Feuil1.E15:Feuil1.E15</svg:desc>
                </draw:g>
              </table:table-cell>
              <table:table-cell office:value-type="float" office:value="0.58425">
                <text:p>0.58425</text:p>
                <draw:g>
                  <svg:desc>Feuil1.G15:Feuil1.G15</svg:desc>
                </draw:g>
              </table:table-cell>
              <table:table-cell office:value-type="float" office:value="0.771986111111111">
                <text:p>0.771986111111111</text:p>
                <draw:g>
                  <svg:desc>Feuil1.I15:Feuil1.I15</svg:desc>
                </draw:g>
              </table:table-cell>
              <table:table-cell office:value-type="float" office:value="0.799416666666666">
                <text:p>0.799416666666666</text:p>
                <draw:g>
                  <svg:desc>Feuil1.K15:Feuil1.K1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data-label-number="value" chart:data-label-text="tru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1">
      <style:chart-properties chart:display-label="true" chart:tick-marks-major-inner="false" chart:tick-marks-major-outer="fals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7" style:family="chart" style:data-style-name="N10011">
      <style:chart-properties chart:symbol-type="automatic" chart:symbol-width="0.176cm" chart:symbol-height="0.176cm" chart:data-label-number="value" chart:data-label-text="tru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58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79cm" svg:height="7.62cm" xlink:href=".." xlink:type="simple" chart:class="chart:scatter" chart:style-name="ch1">
        <chart:title svg:x="2.14cm" svg:y="0.288cm" chart:style-name="ch2">
          <text:p>Evolution de la qualité logicielle</text:p>
        </chart:title>
        <chart:legend chart:legend-position="top" svg:x="5.14cm" svg:y="1.642cm" style:legend-expansion="wide" chart:style-name="ch3"/>
        <chart:plot-area chart:style-name="ch4" table:cell-range-address="Feuil1.L5:Feuil1.N9" chart:data-source-has-labels="row" svg:x="0.705cm" svg:y="2.518cm" svg:width="11.575cm" svg:height="4.53cm">
          <chartooo:coordinate-region svg:x="0.798cm" svg:y="2.518cm" svg:width="11.295cm" svg:height="4.059cm"/>
          <chart:axis chart:dimension="x" chart:name="primary-x" chart:style-name="ch5"/>
          <chart:axis chart:dimension="y" chart:name="primary-y" chart:style-name="ch6"/>
          <chart:series chart:style-name="ch7" chart:values-cell-range-address="Feuil1.L5:Feuil1.N9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 Colonne M 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">
                <text:p>0.4285</text:p>
                <draw:g>
                  <svg:desc>Feuil1.L5:Feuil1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4902777777778">
                <text:p>0.554902777777778</text:p>
              </table:table-cell>
            </table:table-row>
            <table:table-row>
              <table:table-cell office:value-type="string"/>
              <table:table-cell office:value-type="float" office:value="0.619583333333333">
                <text:p>0.619583333333333</text:p>
              </table:table-cell>
            </table:table-row>
            <table:table-row>
              <table:table-cell office:value-type="string"/>
              <table:table-cell office:value-type="float" office:value="0.58425">
                <text:p>0.58425</text:p>
              </table:table-cell>
            </table:table-row>
            <table:table-row>
              <table:table-cell office:value-type="string"/>
              <table:table-cell office:value-type="float" office:value="0.771986111111111">
                <text:p>0.771986111111111</text:p>
              </table:table-cell>
            </table:table-row>
            <table:table-row>
              <table:table-cell office:value-type="string"/>
              <table:table-cell office:value-type="float" office:value="0.799416666666666">
                <text:p>0.799416666666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0011">
      <style:chart-properties chart:display-label="true" chart:logarithmic="false" chart:gap-width="150" chart:overlap="100" chart:reverse-direction="false" text:line-break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398296"/>
      <style:text-properties fo:color="#000000" style:text-position="0% 58%" fo:font-family="Calibri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58%" fo:font-family="Calibri" fo:font-size="10pt" style:font-size-asian="10pt" style:font-size-complex="10pt"/>
    </style:style>
    <style:style style:name="ch10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299b0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92c3d5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bcd7e2"/>
      <style:text-properties fo:color="#000000" style:text-position="0% 58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15cm" svg:height="7.581cm" xlink:href=".." xlink:type="simple" chart:class="chart:bar" chart:style-name="ch1">
        <chart:legend chart:legend-position="end" svg:x="14.105cm" svg:y="2.56cm" style:legend-expansion="high" chart:style-name="ch2"/>
        <chart:plot-area chart:style-name="ch3" table:cell-range-address="Feuil1.D18:Feuil1.E22 Feuil1.G18:Feuil1.G22 Feuil1.I18:Feuil1.I22 Feuil1.K18:Feuil1.L22" chart:data-source-has-labels="column" svg:x="0.776cm" svg:y="0.739cm" svg:width="12.677cm" svg:height="6.271cm">
          <chartooo:coordinate-region svg:x="2.271cm" svg:y="0.925cm" svg:width="11.182cm" svg:height="5.464cm"/>
          <chart:axis chart:dimension="x" chart:name="primary-x" chart:style-name="ch4" chartooo:axis-type="auto">
            <chartooo:date-scale/>
            <chart:categories table:cell-range-address="Feuil1.D18:Feuil1.D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E18:Feuil1.E22" chart:class="chart:bar">
            <chart:data-point/>
            <chart:data-point chart:style-name="ch8" chart:repeated="4"/>
          </chart:series>
          <chart:series chart:style-name="ch9" chart:values-cell-range-address="Feuil1.G18:Feuil1.G22" chart:class="chart:bar">
            <chart:data-point chart:repeated="5"/>
          </chart:series>
          <chart:series chart:style-name="ch10" chart:values-cell-range-address="Feuil1.I18:Feuil1.I22" chart:class="chart:bar">
            <chart:data-point chart:repeated="5"/>
          </chart:series>
          <chart:series chart:style-name="ch11" chart:values-cell-range-address="Feuil1.K18:Feuil1.K22" chart:class="chart:bar">
            <chart:data-point chart:repeated="5"/>
          </chart:series>
          <chart:series chart:style-name="ch12" chart:values-cell-range-address="Feuil1.L18:Feuil1.L2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Functionality</text:p>
                <draw:g>
                  <svg:desc>Feuil1.D18:Feuil1.D22</svg:desc>
                </draw:g>
              </table:table-cell>
              <table:table-cell office:value-type="float" office:value="0.7999">
                <text:p>0.7999</text:p>
                <draw:g>
                  <svg:desc>Feuil1.E18:Feuil1.E22</svg:desc>
                </draw:g>
              </table:table-cell>
              <table:table-cell office:value-type="float" office:value="0.7488">
                <text:p>0.7488</text:p>
                <draw:g>
                  <svg:desc>Feuil1.G18:Feuil1.G22</svg:desc>
                </draw:g>
              </table:table-cell>
              <table:table-cell office:value-type="float" office:value="0.48475">
                <text:p>0.48475</text:p>
                <draw:g>
                  <svg:desc>Feuil1.I18:Feuil1.I22</svg:desc>
                </draw:g>
              </table:table-cell>
              <table:table-cell office:value-type="float" office:value="0.9625">
                <text:p>0.9625</text:p>
                <draw:g>
                  <svg:desc>Feuil1.K18:Feuil1.K22</svg:desc>
                </draw:g>
              </table:table-cell>
              <table:table-cell office:value-type="float" office:value="0.9541">
                <text:p>0.9541</text:p>
                <draw:g>
                  <svg:desc>Feuil1.L18:Feuil1.L22</svg:desc>
                </draw:g>
              </table:table-cell>
            </table:table-row>
            <table:table-row>
              <table:table-cell office:value-type="string">
                <text:p>Maintainability </text:p>
              </table:table-cell>
              <table:table-cell office:value-type="float" office:value="0.4003">
                <text:p>0.4003</text:p>
              </table:table-cell>
              <table:table-cell office:value-type="float" office:value="0.3694">
                <text:p>0.3694</text:p>
              </table:table-cell>
              <table:table-cell office:value-type="float" office:value="0.3969">
                <text:p>0.3969</text:p>
              </table:table-cell>
              <table:table-cell office:value-type="float" office:value="0.4163">
                <text:p>0.4163</text:p>
              </table:table-cell>
              <table:table-cell office:value-type="float" office:value="0.4141">
                <text:p>0.4141</text:p>
              </table:table-cell>
            </table:table-row>
            <table:table-row>
              <table:table-cell office:value-type="string">
                <text:p>Reliability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  <table:table-cell office:value-type="float" office:value="0.55">
                <text:p>0.55</text:p>
              </table:table-cell>
              <table:table-cell office:value-type="float" office:value="0.8375">
                <text:p>0.83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Usability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fals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link-data-style-to-source="false" chart:axis-position="1" chart:axis-label-position="outside-start" chart:tick-mark-position="at-axis"/>
      <style:graphic-properties svg:stroke-color="#808080"/>
      <style:text-properties fo:color="#000000" style:text-position="0% 58%" fo:font-family="Calibri" fo:font-size="12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23c3a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ab4744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d09493"/>
      <style:text-properties fo:color="#000000" style:text-position="0% 58%" fo:font-family="Calibri" fo:font-size="10pt" style:font-size-asian="10pt" style:font-size-complex="10pt"/>
    </style:style>
    <style:style style:name="ch13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e0bdbc"/>
      <style:text-properties fo:color="#000000" style:text-position="0% 58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6.001cm" svg:height="10.001cm" xlink:href=".." xlink:type="simple" chart:class="chart:bar" chart:style-name="ch1">
        <chart:title svg:x="4.195cm" svg:y="0.336cm" chart:style-name="ch2">
          <text:p>Quality evolution by criteria </text:p>
        </chart:title>
        <chart:legend chart:legend-position="bottom" svg:x="2.153cm" svg:y="9.191cm" style:legend-expansion="wide" chart:style-name="ch3"/>
        <chart:plot-area chart:style-name="ch4" table:cell-range-address="Feuil1.D18:Feuil1.E22 Feuil1.G18:Feuil1.G22 Feuil1.I18:Feuil1.I22 Feuil1.K18:Feuil1.L22" chart:data-source-has-labels="column" svg:x="0.77cm" svg:y="1.953cm" svg:width="14.591cm" svg:height="6.618cm">
          <chartooo:coordinate-region svg:x="1.947cm" svg:y="2.166cm" svg:width="13.414cm" svg:height="6.193cm"/>
          <chart:axis chart:dimension="x" chart:name="primary-x" chart:style-name="ch5" chartooo:axis-type="auto">
            <chartooo:date-scale/>
            <chart:categories table:cell-range-address="Feuil1.D18:Feuil1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E18:Feuil1.E22" chart:class="chart:bar">
            <chart:data-point/>
            <chart:data-point chart:style-name="ch9" chart:repeated="4"/>
          </chart:series>
          <chart:series chart:style-name="ch10" chart:values-cell-range-address="Feuil1.G18:Feuil1.G22" chart:class="chart:bar">
            <chart:data-point chart:repeated="5"/>
          </chart:series>
          <chart:series chart:style-name="ch11" chart:values-cell-range-address="Feuil1.I18:Feuil1.I22" chart:class="chart:bar">
            <chart:data-point chart:repeated="5"/>
          </chart:series>
          <chart:series chart:style-name="ch12" chart:values-cell-range-address="Feuil1.K18:Feuil1.K22" chart:class="chart:bar">
            <chart:data-point chart:repeated="5"/>
          </chart:series>
          <chart:series chart:style-name="ch13" chart:values-cell-range-address="Feuil1.L18:Feuil1.L2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Functionality</text:p>
                <draw:g>
                  <svg:desc>Feuil1.D18:Feuil1.D22</svg:desc>
                </draw:g>
              </table:table-cell>
              <table:table-cell office:value-type="float" office:value="0.7999">
                <text:p>0.7999</text:p>
                <draw:g>
                  <svg:desc>Feuil1.E18:Feuil1.E22</svg:desc>
                </draw:g>
              </table:table-cell>
              <table:table-cell office:value-type="float" office:value="0.7488">
                <text:p>0.7488</text:p>
                <draw:g>
                  <svg:desc>Feuil1.G18:Feuil1.G22</svg:desc>
                </draw:g>
              </table:table-cell>
              <table:table-cell office:value-type="float" office:value="0.48475">
                <text:p>0.48475</text:p>
                <draw:g>
                  <svg:desc>Feuil1.I18:Feuil1.I22</svg:desc>
                </draw:g>
              </table:table-cell>
              <table:table-cell office:value-type="float" office:value="0.9625">
                <text:p>0.9625</text:p>
                <draw:g>
                  <svg:desc>Feuil1.K18:Feuil1.K22</svg:desc>
                </draw:g>
              </table:table-cell>
              <table:table-cell office:value-type="float" office:value="0.9541">
                <text:p>0.9541</text:p>
                <draw:g>
                  <svg:desc>Feuil1.L18:Feuil1.L22</svg:desc>
                </draw:g>
              </table:table-cell>
            </table:table-row>
            <table:table-row>
              <table:table-cell office:value-type="string">
                <text:p>Maintainability </text:p>
              </table:table-cell>
              <table:table-cell office:value-type="float" office:value="0.4003">
                <text:p>0.4003</text:p>
              </table:table-cell>
              <table:table-cell office:value-type="float" office:value="0.3694">
                <text:p>0.3694</text:p>
              </table:table-cell>
              <table:table-cell office:value-type="float" office:value="0.3969">
                <text:p>0.3969</text:p>
              </table:table-cell>
              <table:table-cell office:value-type="float" office:value="0.4163">
                <text:p>0.4163</text:p>
              </table:table-cell>
              <table:table-cell office:value-type="float" office:value="0.4141">
                <text:p>0.4141</text:p>
              </table:table-cell>
            </table:table-row>
            <table:table-row>
              <table:table-cell office:value-type="string">
                <text:p>Reliability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  <table:table-cell office:value-type="float" office:value="0.55">
                <text:p>0.55</text:p>
              </table:table-cell>
              <table:table-cell office:value-type="float" office:value="0.8375">
                <text:p>0.83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Usability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color="#000000" style:text-position="0% 58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08080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start" chart:axis-label-position="outside-start" chart:tick-mark-position="at-axis"/>
      <style:graphic-properties svg:stroke-color="#808080"/>
      <style:text-properties fo:color="#000000" style:text-position="0% 58%" fo:font-family="Calibri" fo:font-size="12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58%" fo:font-family="Calibri" fo:font-size="10pt" style:font-size-asian="10pt" style:font-size-complex="10pt"/>
    </style:style>
    <style:style style:name="ch9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58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4.003cm" svg:height="10.001cm" xlink:href=".." xlink:type="simple" chart:class="chart:bar" chart:style-name="ch1">
        <chart:title svg:x="5.048cm" svg:y="0.336cm" chart:style-name="ch2">
          <text:p>Global quality</text:p>
        </chart:title>
        <chart:legend chart:legend-position="bottom" svg:x="3.364cm" svg:y="9.191cm" style:legend-expansion="wide" chart:style-name="ch3"/>
        <chart:plot-area chart:style-name="ch4" table:cell-range-address="Feuil1.C15:Feuil1.C15 Feuil1.E15:Feuil1.E15 Feuil1.G15:Feuil1.G15 Feuil1.I15:Feuil1.I15 Feuil1.K15:Feuil1.K15" svg:x="0.73cm" svg:y="1.953cm" svg:width="12.713cm" svg:height="6.618cm">
          <chartooo:coordinate-region svg:x="1.907cm" svg:y="2.166cm" svg:width="11.536cm" svg:height="6.1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C15:Feuil1.C15" chart:class="chart:bar">
            <chart:data-point/>
          </chart:series>
          <chart:series chart:style-name="ch9" chart:values-cell-range-address="Feuil1.E15:Feuil1.E15" chart:class="chart:bar">
            <chart:data-point/>
          </chart:series>
          <chart:series chart:style-name="ch10" chart:values-cell-range-address="Feuil1.G15:Feuil1.G15" chart:class="chart:bar">
            <chart:data-point/>
          </chart:series>
          <chart:series chart:style-name="ch11" chart:values-cell-range-address="Feuil1.I15:Feuil1.I15" chart:class="chart:bar">
            <chart:data-point/>
          </chart:series>
          <chart:series chart:style-name="ch12" chart:values-cell-range-address="Feuil1.K15:Feuil1.K1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54902777777778">
                <text:p>0.554902777777778</text:p>
                <draw:g>
                  <svg:desc>Feuil1.C15:Feuil1.C15</svg:desc>
                </draw:g>
              </table:table-cell>
              <table:table-cell office:value-type="float" office:value="0.619583333333333">
                <text:p>0.619583333333333</text:p>
                <draw:g>
                  <svg:desc>Feuil1.E15:Feuil1.E15</svg:desc>
                </draw:g>
              </table:table-cell>
              <table:table-cell office:value-type="float" office:value="0.58425">
                <text:p>0.58425</text:p>
                <draw:g>
                  <svg:desc>Feuil1.G15:Feuil1.G15</svg:desc>
                </draw:g>
              </table:table-cell>
              <table:table-cell office:value-type="float" office:value="0.771986111111111">
                <text:p>0.771986111111111</text:p>
                <draw:g>
                  <svg:desc>Feuil1.I15:Feuil1.I15</svg:desc>
                </draw:g>
              </table:table-cell>
              <table:table-cell office:value-type="float" office:value="0.799416666666666">
                <text:p>0.799416666666666</text:p>
                <draw:g>
                  <svg:desc>Feuil1.K15:Feuil1.K1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fr" number:country="FR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color="#000000" style:text-position="0% 58%" fo:font-family="Calibri" fo:font-size="22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78787"/>
      <style:text-properties fo:color="#000000" style:text-position="0% 58%" fo:font-family="Calibri" fo:font-size="14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link-data-style-to-source="false" chart:axis-position="1" chart:axis-label-position="outside-start" chart:tick-mark-position="at-axis"/>
      <style:graphic-properties svg:stroke-color="#808080"/>
      <style:text-properties fo:color="#000000" style:text-position="0% 58%" fo:font-family="Calibri" fo:font-size="14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23c3a"/>
      <style:text-properties fo:color="#000000" style:text-position="0% 58%" fo:font-family="Calibri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ab4744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d09493"/>
      <style:text-properties fo:color="#000000" style:text-position="0% 58%" fo:font-family="Calibri" fo:font-size="10pt" style:font-size-asian="10pt" style:font-size-complex="10pt"/>
    </style:style>
    <style:style style:name="ch13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e0bdbc"/>
      <style:text-properties fo:color="#000000" style:text-position="0% 58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1.999cm" svg:height="14.003cm" xlink:href=".." xlink:type="simple" chart:class="chart:bar" chart:style-name="ch1">
        <chart:title svg:x="6.308cm" svg:y="0.415cm" chart:style-name="ch2">
          <text:p>Quality evolution by criteria </text:p>
        </chart:title>
        <chart:legend chart:legend-position="bottom" svg:x="4.158cm" svg:y="13.088cm" style:legend-expansion="wide" chart:style-name="ch3"/>
        <chart:plot-area chart:style-name="ch4" table:cell-range-address="Feuil1.D18:Feuil1.E22 Feuil1.G18:Feuil1.G22 Feuil1.I18:Feuil1.I22 Feuil1.K18:Feuil1.L22" chart:data-source-has-labels="column" svg:x="0.889cm" svg:y="2.516cm" svg:width="20.232cm" svg:height="9.872cm">
          <chartooo:coordinate-region svg:x="2.304cm" svg:y="2.781cm" svg:width="18.817cm" svg:height="8.978cm"/>
          <chart:axis chart:dimension="x" chart:name="primary-x" chart:style-name="ch5" chartooo:axis-type="auto">
            <chartooo:date-scale/>
            <chart:categories table:cell-range-address="Feuil1.D18:Feuil1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E18:Feuil1.E22" chart:class="chart:bar">
            <chart:data-point/>
            <chart:data-point chart:style-name="ch9" chart:repeated="4"/>
          </chart:series>
          <chart:series chart:style-name="ch10" chart:values-cell-range-address="Feuil1.G18:Feuil1.G22" chart:class="chart:bar">
            <chart:data-point chart:repeated="5"/>
          </chart:series>
          <chart:series chart:style-name="ch11" chart:values-cell-range-address="Feuil1.I18:Feuil1.I22" chart:class="chart:bar">
            <chart:data-point chart:repeated="5"/>
          </chart:series>
          <chart:series chart:style-name="ch12" chart:values-cell-range-address="Feuil1.K18:Feuil1.K22" chart:class="chart:bar">
            <chart:data-point chart:repeated="5"/>
          </chart:series>
          <chart:series chart:style-name="ch13" chart:values-cell-range-address="Feuil1.L18:Feuil1.L2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Functionality</text:p>
                <draw:g>
                  <svg:desc>Feuil1.D18:Feuil1.D22</svg:desc>
                </draw:g>
              </table:table-cell>
              <table:table-cell office:value-type="float" office:value="0.7999">
                <text:p>0.7999</text:p>
                <draw:g>
                  <svg:desc>Feuil1.E18:Feuil1.E22</svg:desc>
                </draw:g>
              </table:table-cell>
              <table:table-cell office:value-type="float" office:value="0.7488">
                <text:p>0.7488</text:p>
                <draw:g>
                  <svg:desc>Feuil1.G18:Feuil1.G22</svg:desc>
                </draw:g>
              </table:table-cell>
              <table:table-cell office:value-type="float" office:value="0.48475">
                <text:p>0.48475</text:p>
                <draw:g>
                  <svg:desc>Feuil1.I18:Feuil1.I22</svg:desc>
                </draw:g>
              </table:table-cell>
              <table:table-cell office:value-type="float" office:value="0.9625">
                <text:p>0.9625</text:p>
                <draw:g>
                  <svg:desc>Feuil1.K18:Feuil1.K22</svg:desc>
                </draw:g>
              </table:table-cell>
              <table:table-cell office:value-type="float" office:value="0.9541">
                <text:p>0.9541</text:p>
                <draw:g>
                  <svg:desc>Feuil1.L18:Feuil1.L22</svg:desc>
                </draw:g>
              </table:table-cell>
            </table:table-row>
            <table:table-row>
              <table:table-cell office:value-type="string">
                <text:p>Maintainability </text:p>
              </table:table-cell>
              <table:table-cell office:value-type="float" office:value="0.4003">
                <text:p>0.4003</text:p>
              </table:table-cell>
              <table:table-cell office:value-type="float" office:value="0.3694">
                <text:p>0.3694</text:p>
              </table:table-cell>
              <table:table-cell office:value-type="float" office:value="0.3969">
                <text:p>0.3969</text:p>
              </table:table-cell>
              <table:table-cell office:value-type="float" office:value="0.4163">
                <text:p>0.4163</text:p>
              </table:table-cell>
              <table:table-cell office:value-type="float" office:value="0.4141">
                <text:p>0.4141</text:p>
              </table:table-cell>
            </table:table-row>
            <table:table-row>
              <table:table-cell office:value-type="string">
                <text:p>Reliability</text:p>
              </table:table-cell>
              <table:table-cell office:value-type="float" office:value="0.475">
                <text:p>0.475</text:p>
              </table:table-cell>
              <table:table-cell office:value-type="float" office:value="0.5125">
                <text:p>0.5125</text:p>
              </table:table-cell>
              <table:table-cell office:value-type="float" office:value="0.55">
                <text:p>0.55</text:p>
              </table:table-cell>
              <table:table-cell office:value-type="float" office:value="0.8375">
                <text:p>0.83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5">
                <text:p>0.5</text:p>
              </table:table-cell>
              <table:table-cell office:value-type="float" office:value="0.7222">
                <text:p>0.7222</text:p>
              </table:table-cell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Usability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number:percentage-style style:name="N10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color="#000000" style:text-position="0% 58%" fo:font-family="Calibri" fo:font-size="22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4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color="#808080"/>
      <style:text-properties fo:color="#000000" style:text-position="0% 58%" fo:font-family="Calibri" fo:font-size="10pt" style:font-size-asian="10pt" style:font-size-complex="10pt"/>
    </style:style>
    <style:style style:name="ch6" style:family="chart" style:data-style-name="N10010">
      <style:chart-properties chart:display-label="true" chart:tick-marks-major-inner="false" chart:tick-marks-major-outer="false" chart:logarithmic="false" chart:minimum="0" chart:maximum="1" chart:interval-major="0.2" chart:gap-width="75" chart:overlap="-25" chart:reverse-direction="false" text:line-break="false" chart:axis-position="start" chart:axis-label-position="outside-start" chart:tick-mark-position="at-axis"/>
      <style:graphic-properties svg:stroke-color="#808080"/>
      <style:text-properties fo:color="#000000" style:text-position="0% 58%" fo:font-family="Calibri" fo:font-size="14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0011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58%" fo:font-family="Calibri" fo:font-size="10pt" style:font-size-asian="10pt" style:font-size-complex="10pt"/>
    </style:style>
    <style:style style:name="ch9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58%" fo:font-family="Calibri" fo:font-size="10pt" style:font-size-asian="10pt" style:font-size-complex="10pt"/>
    </style:style>
    <style:style style:name="ch10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58%" fo:font-family="Calibri" fo:font-size="10pt" style:font-size-asian="10pt" style:font-size-complex="10pt"/>
    </style:style>
    <style:style style:name="ch11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58%" fo:font-family="Calibri" fo:font-size="10pt" style:font-size-asian="10pt" style:font-size-complex="10pt"/>
    </style:style>
    <style:style style:name="ch12" style:family="chart" style:data-style-name="N1001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58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svg:stroke-color="#000000" draw:fill="none" draw:fill-color="#ffffff" draw:auto-grow-height="false" fo:min-height="1.616cm"/>
    </style:style>
    <style:style style:name="gr2" style:family="graphic">
      <style:graphic-properties draw:stroke="none" svg:stroke-color="#000000" draw:fill="none" draw:fill-color="#ffffff" fo:min-height="0.475cm"/>
    </style:style>
    <style:style style:name="gr3" style:family="graphic">
      <style:graphic-properties draw:stroke="none" svg:stroke-color="#000000" draw:fill="none" draw:fill-color="#ffffff" fo:min-height="0.37cm"/>
    </style:style>
    <style:style style:name="gr4" style:family="graphic">
      <style:graphic-properties draw:stroke="none" svg:stroke-color="#000000" draw:fill="none" draw:fill-color="#ffffff" fo:min-height="0.528cm"/>
    </style:style>
    <style:style style:name="gr5" style:family="graphic">
      <style:graphic-properties draw:stroke="none" svg:stroke-color="#000000" draw:fill="none" draw:fill-color="#ffffff" fo:min-height="0.238cm"/>
    </style:style>
    <style:style style:name="P1" style:family="paragraph">
      <style:text-properties fo:color="#ffffff" fo:font-weight="bold"/>
    </style:style>
    <style:style style:name="P2" style:family="paragraph">
      <style:text-properties fo:color="#ffffff" fo:font-family="'Liberation Sans'" style:font-style-name="Normal" style:font-family-generic="swiss" style:font-pitch="variable" fo:font-size="14pt" fo:font-weight="bold" style:font-size-asian="24pt" style:font-size-complex="24pt"/>
    </style:style>
    <style:style style:name="P3" style:family="paragraph">
      <style:text-properties fo:font-weight="bold"/>
    </style:style>
    <style:style style:name="P4" style:family="paragraph">
      <style:text-properties fo:color="#000000" fo:font-weight="bold"/>
    </style:style>
    <style:style style:name="P5" style:family="paragraph">
      <style:text-properties fo:color="#000000" fo:font-family="'Liberation Sans'" style:font-style-name="Normal" style:font-family-generic="swiss" style:font-pitch="variable" fo:font-size="14pt" fo:font-weight="bold" style:font-size-asian="24pt" style:font-size-complex="24pt"/>
    </style:style>
    <style:style style:name="T1" style:family="text">
      <style:text-properties fo:color="#ffffff" fo:font-family="'Liberation Sans'" style:font-style-name="Normal" style:font-family-generic="swiss" style:font-pitch="variable" fo:font-size="14pt" fo:font-weight="bold" style:font-size-asian="24pt" style:font-size-complex="24pt"/>
    </style:style>
    <style:style style:name="T2" style:family="text">
      <style:text-properties fo:color="#000000" fo:font-family="'Liberation Sans'" style:font-style-name="Normal" style:font-family-generic="swiss" style:font-pitch="variable" fo:font-size="14pt" fo:font-weight="bold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2.001cm" svg:height="14.001cm" xlink:href=".." xlink:type="simple" chart:class="chart:bar" chart:style-name="ch1">
        <chart:title svg:x="8.624cm" svg:y="0.415cm" chart:style-name="ch2">
          <text:p>Global quality</text:p>
        </chart:title>
        <chart:legend chart:legend-position="bottom" svg:x="7.783cm" svg:y="13.086cm" style:legend-expansion="wide" chart:style-name="ch3"/>
        <chart:plot-area chart:style-name="ch4" table:cell-range-address="Feuil1.C15:Feuil1.C15 Feuil1.E15:Feuil1.E15 Feuil1.G15:Feuil1.G15 Feuil1.I15:Feuil1.I15 Feuil1.K15:Feuil1.K15" chart:data-source-has-labels="row" svg:x="0.89cm" svg:y="2.516cm" svg:width="20.231cm" svg:height="9.87cm">
          <chartooo:coordinate-region svg:x="2.305cm" svg:y="2.781cm" svg:width="18.816cm" svg:height="9.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C15:Feuil1.C15" chart:label-cell-address="" chart:class="chart:bar">
            <chart:data-point/>
          </chart:series>
          <chart:series chart:style-name="ch9" chart:values-cell-range-address="Feuil1.E15:Feuil1.E15" chart:label-cell-address="" chart:class="chart:bar">
            <chart:data-point/>
          </chart:series>
          <chart:series chart:style-name="ch10" chart:values-cell-range-address="Feuil1.G15:Feuil1.G15" chart:label-cell-address="" chart:class="chart:bar">
            <chart:data-point/>
          </chart:series>
          <chart:series chart:style-name="ch11" chart:values-cell-range-address="Feuil1.I15:Feuil1.I15" chart:label-cell-address="" chart:class="chart:bar">
            <chart:data-point/>
          </chart:series>
          <chart:series chart:style-name="ch12" chart:values-cell-range-address="Feuil1.K15:Feuil1.K15" chart:label-cell-address="" chart:class="chart:bar">
            <chart:data-point/>
          </chart:series>
          <chart:wall chart:style-name="ch13"/>
          <chart:floor chart:style-name="ch14"/>
        </chart:plot-area>
        <draw:frame draw:style-name="gr1" draw:text-style-name="P2" svg:width="1.656cm" svg:height="1.59cm" svg:x="4.048cm" svg:y="7.173cm">
          <draw:text-box>
            <text:p text:style-name="P1"><text:span text:style-name="T1">55,5%</text:span></text:p>
          </draw:text-box>
        </draw:frame>
        <draw:frame draw:style-name="gr2" draw:text-style-name="P2" svg:width="1.373cm" svg:height="0.61cm" svg:x="7.586cm" svg:y="6.548cm">
          <draw:text-box>
            <text:p text:style-name="P3"><text:span text:style-name="T1">62%</text:span></text:p>
          </draw:text-box>
        </draw:frame>
        <draw:frame draw:style-name="gr3" draw:text-style-name="P5" svg:width="1.477cm" svg:height="0.61cm" svg:x="11.11cm" svg:y="6.874cm">
          <draw:text-box>
            <text:p text:style-name="P4"><text:span text:style-name="T2">58%</text:span></text:p>
          </draw:text-box>
        </draw:frame>
        <draw:frame draw:style-name="gr4" draw:text-style-name="P2" svg:width="1.322cm" svg:height="0.61cm" svg:x="14.701cm" svg:y="5.178cm">
          <draw:text-box>
            <text:p text:style-name="P3"><text:span text:style-name="T1">77%</text:span></text:p>
          </draw:text-box>
        </draw:frame>
        <draw:frame draw:style-name="gr5" draw:text-style-name="P2" svg:width="1.658cm" svg:height="0.61cm" svg:x="18.14cm" svg:y="4.893cm">
          <draw:text-box>
            <text:p text:style-name="P1"><text:span text:style-name="T1">80%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54902777777778">
                <text:p>0.554902777777778</text:p>
                <draw:g>
                  <svg:desc>Feuil1.C15:Feuil1.C15</svg:desc>
                </draw:g>
              </table:table-cell>
              <table:table-cell office:value-type="float" office:value="0.619583333333333">
                <text:p>0.619583333333333</text:p>
                <draw:g>
                  <svg:desc>Feuil1.E15:Feuil1.E15</svg:desc>
                </draw:g>
              </table:table-cell>
              <table:table-cell office:value-type="float" office:value="0.58425">
                <text:p>0.58425</text:p>
                <draw:g>
                  <svg:desc>Feuil1.G15:Feuil1.G15</svg:desc>
                </draw:g>
              </table:table-cell>
              <table:table-cell office:value-type="float" office:value="0.771986111111111">
                <text:p>0.771986111111111</text:p>
                <draw:g>
                  <svg:desc>Feuil1.I15:Feuil1.I15</svg:desc>
                </draw:g>
              </table:table-cell>
              <table:table-cell office:value-type="float" office:value="0.799416666666666">
                <text:p>0.799416666666666</text:p>
                <draw:g>
                  <svg:desc>Feuil1.K15:Feuil1.K15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